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99ff66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7" style:family="paragraph">
      <loext:graphic-properties draw:fill-color="#ff6600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9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="solid" draw:fill-color="#801900" draw:opacity="100%"/>
      <style:paragraph-properties fo:text-align="center"/>
      <style:text-properties fo:font-size="12pt"/>
    </style:style>
    <style:style style:name="P12" style:family="paragraph">
      <loext:graphic-properties draw:fill-color="#99ff66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3" draw:style-name="gr11" draw:text-style-name="P10" svg:width="0.1335in" svg:height="0.1335in" svg:x="4.4043in" svg:y="0.42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 10" draw:style-name="gr9" draw:text-style-name="P9" svg:width="0.1335in" svg:height="0.1335in" svg:x="2.4311in" svg:y="0.4228in"><text:p/><draw:enhanced-geometry svg:viewBox="0 0 21600 21600" draw:type="rectangle" draw:enhanced-path="M 0 0 L 21600 0 21600 21600 0 21600 0 0 Z N"/></draw:custom-shape><draw:custom-shape text:anchor-type="paragraph" draw:z-index="13" draw:name="Shape 12" draw:style-name="gr4" draw:text-style-name="P6" svg:width="0.1358in" svg:height="0.1358in" svg:x="5.4043in" svg:y="0.4173in"><text:p/><draw:enhanced-geometry svg:viewBox="0 0 21600 21600" draw:type="rectangle" draw:enhanced-path="M 0 0 L 21600 0 21600 21600 0 21600 0 0 Z N"/></draw:custom-shape><draw:custom-shape text:anchor-type="paragraph" draw:z-index="23" draw:name="Shape 18" draw:style-name="gr1" draw:text-style-name="P3" svg:width="0.1335in" svg:height="0.1335in" svg:x="0.4252in" svg:y="0.429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22" draw:name="Shape 14" draw:style-name="gr2" draw:text-style-name="P4" svg:width="0.1335in" svg:height="0.1335in" svg:x="0.3898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5" draw:name="Shape 15" draw:style-name="gr7" draw:text-style-name="P8" svg:width="0.1335in" svg:height="0.1335in" svg:x="0.4189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2" draw:style-name="gr10" draw:text-style-name="P5" svg:width="0.1335in" svg:height="0.1335in" svg:x="0.413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" draw:text-style-name="P3" svg:width="0.1335in" svg:height="0.1335in" svg:x="0.411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" draw:style-name="gr5" draw:text-style-name="P7" svg:width="0.1335in" svg:height="0.1335in" svg:x="0.3835in" svg:y="0.1693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11" draw:style-name="gr8" draw:text-style-name="P6" svg:width="0.1343in" svg:height="0.1343in" svg:x="0.4228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4" draw:text-style-name="P13" svg:width="0.1335in" svg:height="0.1335in" svg:x="0.424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6" draw:name="Shape 16" draw:style-name="gr7" draw:text-style-name="P8" svg:width="0.1335in" svg:height="0.1335in" svg:x="0.411in" svg:y="0.159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7" draw:style-name="gr3" draw:text-style-name="P5" svg:width="0.135in" svg:height="0.135in" svg:x="0.3874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2" draw:text-style-name="P11" svg:width="0.1343in" svg:height="0.1343in" svg:x="0.4256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8" draw:style-name="gr9" draw:text-style-name="P9" svg:width="0.1335in" svg:height="0.1335in" svg:x="0.432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3" draw:name="Shape 70" draw:style-name="gr11" draw:text-style-name="P10" svg:width="0.1335in" svg:height="0.1335in" svg:x="0.4209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0" draw:name="Shape 6" draw:style-name="gr4" draw:text-style-name="P6" svg:width="0.1358in" svg:height="0.1358in" svg:x="0.3862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13" draw:text-style-name="P12" svg:width="0.1358in" svg:height="0.1358in" svg:x="0.4374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17" draw:style-name="gr6" draw:text-style-name="P8" svg:width="0.1343in" svg:height="0.1343in" svg:x="0.4307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8" draw:name="Shape 5" draw:style-name="gr10" draw:text-style-name="P5" svg:width="0.1335in" svg:height="0.1335in" svg:x="0.428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9" draw:name="Shape 4" draw:style-name="gr1" draw:text-style-name="P3" svg:width="0.1335in" svg:height="0.1335in" svg:x="0.3909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9" draw:style-name="gr9" draw:text-style-name="P9" svg:width="0.1335in" svg:height="0.1335in" svg:x="0.4374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1" draw:text-style-name="P10" svg:width="0.1335in" svg:height="0.1335in" svg:x="0.4335in" svg:y="0.168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13" draw:style-name="gr4" draw:text-style-name="P6" svg:width="0.1358in" svg:height="0.1358in" svg:x="0.4264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19:33:30.111201933</dc:date>
    <meta:editing-duration>PT1H57M41S</meta:editing-duration>
    <meta:editing-cycles>2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